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 Mono" fo:font-size="12pt" style:font-size-asian="12pt" style:font-size-complex="12pt"/>
    </style:style>
    <style:style style:name="P2" style:family="paragraph" style:parent-style-name="Preformatted_20_Text">
      <loext:graphic-properties draw:fill="solid" draw:fill-color="#000000" draw:opacity="100%"/>
      <style:paragraph-properties fo:background-color="#000000"/>
      <style:text-properties fo:color="#ffff00" style:font-name="WenQuanYi Micro Hei Mono" fo:font-size="10pt" style:font-size-asian="10pt" style:font-size-complex="10pt"/>
    </style:style>
    <style:style style:name="P3" style:family="paragraph" style:parent-style-name="Preformatted_20_Text">
      <loext:graphic-properties draw:fill="solid" draw:fill-color="#000000" draw:opacity="100%"/>
      <style:paragraph-properties fo:background-color="#000000"/>
      <style:text-properties style:font-name="WenQuanYi Micro Hei Mono" fo:font-size="10pt" style:font-size-asian="10pt" style:font-size-complex="10pt"/>
    </style:style>
    <style:style style:name="P4" style:family="paragraph" style:parent-style-name="Preformatted_20_Text">
      <loext:graphic-properties draw:fill="solid" draw:fill-color="#000000" draw:opacity="100%"/>
      <style:paragraph-properties fo:margin-top="0cm" fo:margin-bottom="0.499cm" loext:contextual-spacing="false" fo:background-color="#000000"/>
      <style:text-properties fo:color="#ffff00" style:font-name="WenQuanYi Micro Hei Mono" fo:font-size="10pt" style:font-size-asian="10pt" style:font-size-complex="10pt"/>
    </style:style>
    <style:style style:name="P5" style:family="paragraph" style:parent-style-name="Preformatted_20_Text">
      <loext:graphic-properties draw:fill="solid" draw:fill-color="#000000" draw:opacity="100%"/>
      <style:paragraph-properties fo:margin-top="0cm" fo:margin-bottom="0.499cm" loext:contextual-spacing="false" fo:background-color="#000000"/>
    </style:style>
    <style:style style:name="T1" style:family="text">
      <style:text-properties fo:color="#ffff00"/>
    </style:style>
    <style:style style:name="T2" style:family="text">
      <style:text-properties fo:color="#ffff00" style:font-name="WenQuanYi Micro Hei Mono"/>
    </style:style>
    <style:style style:name="T3" style:family="text">
      <style:text-properties fo:color="#ffff00" style:font-name="WenQuanYi Micro Hei Mono" fo:font-size="12pt" style:font-size-asian="12pt" style:font-size-complex="12pt"/>
    </style:style>
    <style:style style:name="T4" style:family="text">
      <style:text-properties fo:color="#ffff00" style:font-name="WenQuanYi Micro Hei Mono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style:font-name="WenQuanYi Micro Hei Mono"/>
    </style:style>
    <style:style style:name="T7" style:family="text">
      <style:text-properties fo:color="#ff0000" style:font-name="WenQuanYi Micro Hei Mono" fo:font-size="12pt" style:font-size-asian="12pt" style:font-size-complex="12pt"/>
    </style:style>
    <style:style style:name="T8" style:family="text">
      <style:text-properties fo:color="#ff0000" style:font-name="WenQuanYi Micro Hei Mono" fo:font-size="10pt" style:font-size-asian="10pt" style:font-size-complex="10pt"/>
    </style:style>
    <style:style style:name="T9" style:family="text">
      <style:text-properties style:font-name="WenQuanYi Micro Hei Mono"/>
    </style:style>
    <style:style style:name="T10" style:family="text">
      <style:text-properties style:font-name="WenQuanYi Micro Hei Mono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0">Two weeks ago I started explaining </text:span><text:a xlink:type="simple" xlink:href="http://blog.learningtree.com/how-does-linux-boot-theres-more-to-it-than-you-might-expect/" office:target-frame-name="_blank" xlink:show="new" text:style-name="Internet_20_link" text:visited-style-name="Visited_20_Internet_20_Link"><text:span text:style-name="T10">how Linux boots</text:span></text:a><text:span text:style-name="T10">.  Last week I got as far as </text:span><text:a xlink:type="simple" xlink:href="http://blog.learningtree.com/how-does-linux-boot-part-2-uefi-is-the-new-firmware/" office:target-frame-name="_blank" xlink:show="new" text:style-name="Internet_20_link" text:visited-style-name="Visited_20_Internet_20_Link"><text:span text:style-name="T10">the UEFI firmware</text:span></text:a><text:span text:style-name="T10"> finding a running a “shim” program named </text:span><text:span text:style-name="Source_20_Text"><text:span text:style-name="T10">shim.efi</text:span></text:span><text:span text:style-name="T10"> to satisfy the Secure Boot security policy with its digital signature from a trusted signing authority (which, to further discourage the conspiracy theories, is </text:span><text:span text:style-name="Emphasis"><text:span text:style-name="T10">not</text:span></text:span><text:span text:style-name="T10"> Microsoft or somehow under their control). UEFI runs whatever you tell it to run in the EFI System Partition, a specially tagged FAT32 file system. That might be </text:span><text:span text:style-name="Source_20_Text"><text:span text:style-name="T10">EFI\BOOT\BOOTX64.EFI</text:span></text:span><text:span text:style-name="T10"> on a Windows system, but on Red Hat Enterprise Linux it’s </text:span><text:span text:style-name="Source_20_Text"><text:span text:style-name="T10">EFI\REDHAT\SHIM.EFI</text:span></text:span><text:span text:style-name="T10">. I showed you how to discover that with the </text:span><text:span text:style-name="Source_20_Text"><text:span text:style-name="T10">efibootmgr</text:span></text:span><text:span text:style-name="T10"> program. How can you figure out what happens next? We have watched the system boot and noticed that the GRUB boot loader is involved. Look at this:</text:span></text:p>
      <text:p text:style-name="P2"># tree /boot/efi</text:p>
      <text:p text:style-name="P2">+-- EFI</text:p>
      <text:p text:style-name="P2"><text:s text:c="4"/>+-- BOOT</text:p>
      <text:p text:style-name="P2"><text:s text:c="4"/>| <text:s text:c="2"/>+-- BOOTX64.EFI</text:p>
      <text:p text:style-name="P2"><text:s text:c="4"/>| <text:s text:c="2"/>+-- fallback.efi</text:p>
      <text:p text:style-name="P2"><text:s text:c="4"/>+-- redhat</text:p>
      <text:p text:style-name="P2"><text:s text:c="8"/>+-- BOOT.CSV</text:p>
      <text:p text:style-name="P2"><text:s text:c="8"/>+-- fonts</text:p>
      <text:p text:style-name="P2"><text:s text:c="8"/>| <text:s text:c="2"/>+-- unicode.pf2</text:p>
      <text:p text:style-name="P2"><text:s text:c="8"/>+-- gcdx64.efi</text:p>
      <text:p text:style-name="P2"><text:s text:c="8"/>+-- grub.cfg</text:p>
      <text:p text:style-name="P2"><text:s text:c="8"/>+-- grubx64.efi</text:p>
      <text:p text:style-name="P2"><text:s text:c="8"/>+-- MokManager.efi</text:p>
      <text:p text:style-name="P2"><text:s text:c="8"/>+-- shim.efi</text:p>
      <text:p text:style-name="P2"><text:s text:c="8"/>+-- shim-redhat.efi</text:p>
      <text:p text:style-name="P3"/>
      <text:p text:style-name="P4">4 directories, 10 files</text:p>
      <text:p text:style-name="Text_20_body"><text:span text:style-name="T10">We suspect that </text:span><text:span text:style-name="Source_20_Text"><text:span text:style-name="T10">shim.efi</text:span></text:span><text:span text:style-name="T10"> calls </text:span><text:span text:style-name="Source_20_Text"><text:span text:style-name="T10">grubx64.efi</text:span></text:span><text:span text:style-name="T10">, but how can we verify that? Like this:</text:span></text:p>
      <text:p text:style-name="P2"># hexdump -C /boot/efi/EFI/redhat/shim.efi | egrep -i -C 2 'grub|g.r.u.b'</text:p>
      <text:p text:style-name="P2">000c50d0 <text:s/>74 00 20 00 4d 00 6f 00 <text:s/>6b 00 49 00 67 00 6e 00 <text:s/>|t. .M.o.k.I.g.n.|</text:p>
      <text:p text:style-name="P2">000c50e0 <text:s/>6f 00 72 00 65 00 44 00 <text:s/>42 00 3a 00 20 00 25 00 <text:s/>|o.r.e.D.B.:. .%.|</text:p>
      <text:p text:style-name="P5"><text:span text:style-name="T4">000c50f0 <text:s/>72 00 0a 00 00 00 5c 00 <text:s/>67 00 72 00 75 00 62 00 <text:s/>|r.....\.</text:span><text:span text:style-name="Source_20_Text"><text:span text:style-name="T8">g.r.u.b</text:span></text:span><text:span text:style-name="T4">.| 000c5100 78 00 36 00 34 00 2e 00 65 00 66 00 69 00 00 00 |x.6.4...e.f.i...| 000c5110 46 00 61 00 69 00 6c 00 65 00 64 00 20 00 74 00 |F.a.i.l.e.d. .t.| -- 000c51f0 69 00 6e 00 20 00 69 00 6e 00 73 00 65 00 63 00 |i.n. .i.n.s.e.c.| 000c5200 75 00 72 00 65 00 20 00 6d 00 6f 00 64 00 65 00 |u.r.e. .m.o.d.e.| 000c5210 0a 00 00 00 00 00 00 00 5c 67 72 75 62 78 36 34 |........\</text:span><text:span text:style-name="Source_20_Text"><text:span text:style-name="T8">grub</text:span></text:span><text:span text:style-name="T4">x64| 000c5220 2e 65 66 69 00 74 66 74 70 3a 2f 2f 00 00 00 00 |.efi.tftp://....| 000c5230 55 00 52 00 4c 00 53 00 20 00 4d 00 55 00 53 00 |U.R.L.S. .M.U.S.| -- 00144470 00 58 35 30 39 5f 41 54 54 52 49 42 55 54 45 5f |.X509_ATTRIBUTE_| 00144480 63 72 65 61 74 65 5f 62 79 5f 4f 42 4a 00 69 6e |create_by_OBJ.in| 00144490 69 74 5f 67 72 75 62 00 52 53 41 5f 70 72 69 6e |it_</text:span><text:span text:style-name="Source_20_Text"><text:span text:style-name="T8">grub</text:span></text:span><text:span text:style-name="T4">.RSA_prin| 001444a0 74 00 58 35 30 39 5f 74 72 75 73 74 5f 63 6c 65 |t.X509_trust_cle| 001444b0 61 72 00 42 49 4f 5f 73 5f 6e 75 6c 6c 00 58 35 |ar.BIO_s_null.X5|</text:span></text:p>
      <text:p text:style-name="Text_20_body"><text:soft-page-break/><text:span text:style-name="T10">OK, so what was all that about? The </text:span><text:span text:style-name="Source_20_Text"><text:span text:style-name="T10">hexdump</text:span></text:span><text:span text:style-name="T10"> program shows the hexadecimal byte values and displays the printable characters with “.” in place of unprintable ones. We didn’t know if the string </text:span><text:span text:style-name="Source_20_Text"><text:span text:style-name="T10">grub</text:span></text:span><text:span text:style-name="T10"> would appear as a 4-byte ASCII sequence, or if it would be UTF-16 Unicode. So we used </text:span><text:span text:style-name="Source_20_Text"><text:span text:style-name="T10">egrep</text:span></text:span><text:span text:style-name="T10"> and told it to search for lines with either the first regular expression </text:span><text:span text:style-name="Emphasis"><text:span text:style-name="T10">or</text:span></text:span><text:span text:style-name="T10"> the second one. We didn’t know if the string would be lower or upper case, or even a mix, so we used the </text:span><text:span text:style-name="Source_20_Text"><text:span text:style-name="T10">-i</text:span></text:span><text:span text:style-name="T10"> option to </text:span><text:span text:style-name="Emphasis"><text:span text:style-name="T10">ignore</text:span></text:span><text:span text:style-name="T10"> case. Finally, we used </text:span><text:span text:style-name="Source_20_Text"><text:span text:style-name="T10">-C 2</text:span></text:span><text:span text:style-name="T10"> to ask for </text:span><text:span text:style-name="Emphasis"><text:span text:style-name="T10">2</text:span></text:span><text:span text:style-name="T10"> lines of </text:span><text:span text:style-name="Emphasis"><text:span text:style-name="T10">context</text:span></text:span><text:span text:style-name="T10"> around each match. Red Hat sets up system-wide aliases for all the </text:span><text:span text:style-name="Source_20_Text"><text:span text:style-name="T10">grep</text:span></text:span><text:span text:style-name="T10"> versions to add the option </text:span><text:span text:style-name="Source_20_Text"><text:span text:style-name="T10">--color=auto</text:span></text:span><text:span text:style-name="T10">, which very nicely highlights the matches. If you want to learn these “power tools” tricks, check out Learning Tree’s </text:span><text:a xlink:type="simple" xlink:href="http://www.learningtree.com/courses/396/unix-and-linux-tools-and-utilities/" office:target-frame-name="_blank" xlink:show="new" text:style-name="Internet_20_link" text:visited-style-name="Visited_20_Internet_20_Link"><text:span text:style-name="T10">Tools and Utilities</text:span></text:a><text:span text:style-name="T10"> course. So yes, our suspicion has been verified: </text:span><text:span text:style-name="Source_20_Text"><text:span text:style-name="T10">shim.efi</text:span></text:span><text:span text:style-name="T10"> does call </text:span><text:span text:style-name="Source_20_Text"><text:span text:style-name="T10">grubx64.efi</text:span></text:span><text:span text:style-name="T10">. We got lucky here, the patterns all appeared within one 16-byte block, not spanning two blocks. We could have searched for partial patterns. Or, for messier output, opened the file with the </text:span><text:span text:style-name="Source_20_Text"><text:span text:style-name="T10">vim</text:span></text:span><text:span text:style-name="T10"> editor. The first and second instances in our output have to do with verifying our theory about the chain-loading sequence. The third is part of the embedded x509v3 digital certificate. Now we have verified this much of the booting chain: UEFI → </text:span><text:span text:style-name="Source_20_Text"><text:span text:style-name="T10">shim.efi</text:span></text:span><text:span text:style-name="T10"> → </text:span><text:span text:style-name="Source_20_Text"><text:span text:style-name="T10">grubx64.efi</text:span></text:span><text:span text:style-name="T10"> Does </text:span><text:span text:style-name="Source_20_Text"><text:span text:style-name="T10">grubx64.efi</text:span></text:span><text:span text:style-name="T10"> read </text:span><text:span text:style-name="Source_20_Text"><text:span text:style-name="T10">/boot/efi/EFI/redhat/grub.cfg</text:span></text:span><text:span text:style-name="T10"> as we suspect? Yes:</text:span></text:p>
      <text:p text:style-name="P2"># strings /boot/efi/EFI/redhat/grubx64.efi | grep grub.cfg</text:p>
      <text:p text:style-name="P5"><text:span text:style-name="T4">%s/</text:span><text:span text:style-name="Source_20_Text"><text:span text:style-name="T8">grub.cfg</text:span></text:span></text:p>
      <text:p text:style-name="P1">We have taken things as far as the GRUB boot loader, which in this case is part of an EFI-specific package:</text:p>
      <text:p text:style-name="P2"># rpm -qf /boot/efi/EFI/redhat/grubx64.efi</text:p>
      <text:p text:style-name="P4">grub2-efi-2.02-0.2.10.el7.x86_64</text:p>
      <text:p text:style-name="Text_20_body"><text:span text:style-name="T10">Next week we will look at the GRUB boot loader. Many current distributions offer nothing but GRUB 2. You probably know what I’m about to say: it’s more capable, but at the expense of greater complexity! Check next week’s entry for the details! PS – Make sure to view our entire </text:span><text:a xlink:type="simple" xlink:href="http://www.learningtree.com/training-directory/Linux-and-UNIX-Training-9.htm" office:target-frame-name="_blank" xlink:show="new" text:style-name="Internet_20_link" text:visited-style-name="Visited_20_Internet_20_Link"><text:span text:style-name="T10">Linux/UNIX curriculum</text:span></text:a><text:span text:style-name="T10"> including our new 4-day course on </text:span><text:a xlink:type="simple" xlink:href="http://www.learningtree.com/courses/1902/" office:target-frame-name="_blank" xlink:show="new" text:style-name="Internet_20_link" text:visited-style-name="Visited_20_Internet_20_Link"><text:span text:style-name="T10">Linux Virtualization</text:span></text:a><text:span text:style-name="T10"> &amp; 2 new 1-day online course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50:38.153520759</meta:creation-date>
    <meta:generator>LibreOffice/5.4.3.2$Linux_X86_64 LibreOffice_project/40$Build-2</meta:generator>
    <dc:date>2017-11-28T14:36:10.167375768</dc:date>
    <meta:editing-duration>PT1M13S</meta:editing-duration>
    <meta:editing-cycles>4</meta:editing-cycles>
    <meta:document-statistic meta:table-count="0" meta:image-count="0" meta:object-count="0" meta:page-count="2" meta:paragraph-count="29" meta:word-count="815" meta:character-count="4450" meta:non-whitespace-character-count="3560"/>
  </office:meta>
</office:document-meta>
</file>